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ítulo">
      <style:paragraph-properties fo:text-align="start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indent="0.4925in" style:auto-text-indent="false"/>
      <style:text-properties fo:language="en" fo:country="US"/>
    </style:style>
    <style:style style:name="P4" style:family="paragraph" style:parent-style-name="Text_20_body">
      <style:paragraph-properties fo:text-align="start" style:justify-single-word="false"/>
      <style:text-properties officeooo:paragraph-rsid="001548ab"/>
    </style:style>
    <style:style style:name="P5" style:family="paragraph" style:parent-style-name="Título" style:master-page-name="MP0">
      <style:paragraph-properties style:page-number="auto" fo:break-before="page"/>
    </style:style>
    <style:style style:name="P6" style:family="paragraph" style:parent-style-name="Título">
      <style:paragraph-properties fo:text-align="start" style:justify-single-word="false"/>
    </style:style>
    <style:style style:name="T1" style:family="text">
      <style:text-properties fo:font-size="20pt" fo:letter-spacing="normal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fo:letter-spacing="normal" fo:font-style="normal" fo:font-weight="bold" officeooo:rsid="001548ab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0pt" fo:letter-spacing="normal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size="20pt" fo:letter-spacing="normal" fo:language="en" fo:country="US" fo:font-style="normal" style:font-size-asian="20pt" style:font-style-asian="normal" style:font-size-complex="20pt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etter-spacing="normal" fo:font-style="normal" fo:font-weight="bold" officeooo:rsid="001548ab" style:font-style-asian="normal" style:font-weight-asian="bold" style:font-style-complex="normal" style:font-weight-complex="bold"/>
    </style:style>
    <style:style style:name="T7" style:family="text">
      <style:text-properties fo:font-size="12pt" fo:letter-spacing="normal" fo:font-style="normal" fo:font-weight="bold" officeooo:rsid="001548ab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letter-spacing="normal" fo:font-style="normal" officeooo:rsid="001548ab" style:font-size-asian="10.5pt" style:font-style-asian="normal" style:font-size-complex="12pt" style:font-style-complex="normal"/>
    </style:style>
    <style:style style:name="T9" style:family="text">
      <style:text-properties fo:font-size="12pt" fo:letter-spacing="normal" fo:font-style="normal" fo:font-weight="normal" officeooo:rsid="001548ab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 Final T6</text:p>
      <text:p text:style-name="Título">Ejercicio 1</text:p>
      <text:p text:style-name="P1"><text:span text:style-name="Título_20_del_20_libro"><text:span text:style-name="T1">Terminal 1</text:span></text:span></text:p>
      <text:p text:style-name="P4"><text:span text:style-name="Título_20_del_20_libro"><text:span text:style-name="T9">cd</text:span></text:span></text:p>
      <text:p text:style-name="P4"><text:span text:style-name="Título_20_del_20_libro"><text:span text:style-name="T9">sudo -i</text:span></text:span></text:p>
      <text:p text:style-name="P4"><text:span text:style-name="Título_20_del_20_libro"><text:span text:style-name="T9">cd /home/azulbarracchia/Downloads/tp_final/Azul</text:span></text:span></text:p>
      <text:p text:style-name="P2">bash start-docker.sh start</text:p>
      <text:p text:style-name="P2">bash start-docker.sh open</text:p>
      <text:p text:style-name="P2"/>
      <text:p text:style-name="P2">cd ros2_ws/src/sim_ros2_interface/meta</text:p>
      <text:p text:style-name="P2">nano interfaces.txt</text:p>
      <text:p text:style-name="Text_20_body"><text:span text:style-name="Fuente_20_de_20_párrafo_20_predeter."><text:span text:style-name="T5"><text:tab/></text:span></text:span>robmovil_msgs/msg/EncoderTicks</text:p>
      <text:p text:style-name="Text_20_body"><text:tab/><text:span text:style-name="Fuente_20_de_20_párrafo_20_predeter."><text:span text:style-name="T5">robmovil_msgs/msg/MultiEncoderTicks</text:span></text:span></text:p>
      <text:p text:style-name="P3">geometry_msgs/msg/PoseArray</text:p>
      <text:p text:style-name="P2">cd ..</text:p>
      <text:p text:style-name="P2">nano package.xml</text:p>
      <text:p text:style-name="P3">&lt;depend&gt;robmovil_msgs&lt;/depend&gt;</text:p>
      <text:p text:style-name="P2">nano CMakeLists.txt</text:p>
      <text:p text:style-name="P2"><text:tab/>find_package(robmovil_msgs REQUIRED)</text:p>
      <text:p text:style-name="P2"><text:tab/>find_package(rosgraph_msgs REQUIRED)</text:p>
      <text:p text:style-name="P2"><text:tab/></text:p>
      <text:p text:style-name="Text_20_body"><text:span text:style-name="Fuente_20_de_20_párrafo_20_predeter."><text:span text:style-name="T5"><text:tab/></text:span></text:span>robmovil_msgs</text:p>
      <text:p text:style-name="Text_20_body"><text:tab/>rosgraph_msgs</text:p>
      <text:p text:style-name="P2">cd </text:p>
      <text:p text:style-name="P2"/>
      <text:p text:style-name="P2">colcon build</text:p>
      <text:p text:style-name="P2">source install/setup.bash</text:p>
      <text:p text:style-name="P2"/>
      <text:p text:style-name="P2">coppeliaSim.sh</text:p>
      <text:p text:style-name="P2"><text:soft-page-break/></text:p>
      <text:p text:style-name="P1"><text:span text:style-name="Título_20_del_20_libro"><text:span text:style-name="T3">Terminal 2</text:span></text:span></text:p>
      <text:p text:style-name="P2">bash start-docker.sh open</text:p>
      <text:p text:style-name="P2">source install/setup.bash</text:p>
      <text:p text:style-name="P2"/>
      <text:p text:style-name="P2">rviz2</text:p>
      <text:p text:style-name="P2"/>
      <text:p text:style-name="P1"><text:span text:style-name="Título_20_del_20_libro"><text:span text:style-name="T3">Terminal 3</text:span></text:span></text:p>
      <text:p text:style-name="P2">bash start-docker.sh open</text:p>
      <text:p text:style-name="P2">source install/setup.bash</text:p>
      <text:p text:style-name="P2"/>
      <text:p text:style-name="Text_20_body"><text:span text:style-name="Fuente_20_de_20_párrafo_20_predeter."><text:span text:style-name="T5">cd ros2_ws</text:span></text:span></text:p>
      <text:p text:style-name="Text_20_body">ros2 run modelo_diferencial pioneer_odometry_node</text:p>
      <text:p text:style-name="Text_20_body"/>
      <text:p text:style-name="Text_20_body"><text:span text:style-name="Título_20_del_20_libro"><text:span text:style-name="T4">Terminal 4</text:span></text:span></text:p>
      <text:p text:style-name="P2">bash start-docker.sh open</text:p>
      <text:p text:style-name="P2">source install/setup.bash</text:p>
      <text:p text:style-name="P2"/>
      <text:p text:style-name="P2">cd ros2_ws</text:p>
      <text:p text:style-name="P2">ros2 run teleop_twist_keyboard teleop_twist_keyboard</text:p>
      <text:p text:style-name="P2"/>
      <text:p text:style-name="P2"/>
      <text:p text:style-name="Text_20_body"><text:span text:style-name="Fuente_20_de_20_párrafo_20_predeter."><text:span text:style-name="T5">­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5-12-17T18:42:22.134141826</dc:date>
    <meta:editing-cycles>4</meta:editing-cycles>
    <meta:editing-duration>PT27M30S</meta:editing-duration>
    <meta:document-statistic meta:table-count="0" meta:image-count="0" meta:object-count="0" meta:page-count="2" meta:paragraph-count="41" meta:word-count="79" meta:character-count="824" meta:non-whitespace-character-count="777"/>
    <meta:template xlink:type="simple" xlink:actuate="onRequest" xlink:title="" xlink:href="Normal.dotm"/>
  </office:meta>
</office:document-meta>
</file>